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1" style:family="table">
      <style:table-properties style:width="17.009cm" fo:margin-left="0cm" table:align="left"/>
    </style:style>
    <style:style style:name="Tabel1.A" style:family="table-column">
      <style:table-column-properties style:column-width="2.193cm"/>
    </style:style>
    <style:style style:name="Tabel1.B" style:family="table-column">
      <style:table-column-properties style:column-width="1.304cm"/>
    </style:style>
    <style:style style:name="Tabel1.C" style:family="table-column">
      <style:table-column-properties style:column-width="13.513cm"/>
    </style:style>
    <style:style style:name="Tabel1.A1" style:family="table-cell">
      <style:table-cell-properties fo:padding="0.097cm" fo:border-left="0.05pt solid #000000" fo:border-right="none" fo:border-top="0.05pt solid #000000" fo:border-bottom="none"/>
    </style:style>
    <style:style style:name="Tabel1.C1" style:family="table-cell">
      <style:table-cell-properties fo:padding="0.097cm" fo:border-left="0.05pt solid #000000" fo:border-right="0.05pt solid #000000" fo:border-top="0.05pt solid #000000" fo:border-bottom="none"/>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Calibri" fo:font-size="11pt" officeooo:rsid="000288c4" officeooo:paragraph-rsid="000288c4" style:font-size-asian="11pt" style:font-size-complex="11pt"/>
    </style:style>
    <style:style style:name="P2" style:family="paragraph" style:parent-style-name="Standard">
      <style:text-properties fo:font-variant="normal" fo:text-transform="none" fo:color="#000000" style:font-name="Calibri" fo:font-size="11pt" fo:letter-spacing="normal" fo:font-style="normal" fo:font-weight="normal" officeooo:paragraph-rsid="000288c4" style:font-size-asian="11pt" style:font-size-complex="11pt"/>
    </style:style>
    <style:style style:name="P3" style:family="paragraph" style:parent-style-name="Standard">
      <style:text-properties fo:font-variant="normal" fo:text-transform="none" fo:color="#000000" style:font-name="Calibri" fo:font-size="11pt" fo:letter-spacing="normal" fo:font-style="normal" fo:font-weight="normal" officeooo:rsid="000288c4" officeooo:paragraph-rsid="00033988" style:font-size-asian="11pt" style:font-size-complex="11pt"/>
    </style:style>
    <style:style style:name="P4" style:family="paragraph" style:parent-style-name="Standard">
      <style:text-properties fo:font-variant="normal" fo:text-transform="none" fo:color="#000000" style:font-name="Calibri" fo:font-size="11pt" fo:letter-spacing="normal" fo:font-style="normal" fo:font-weight="normal" officeooo:rsid="000a9361" officeooo:paragraph-rsid="000a9361" style:font-size-asian="11pt" style:font-size-complex="11pt"/>
    </style:style>
    <style:style style:name="T1" style:family="text">
      <style:text-properties officeooo:rsid="000b6fe5"/>
    </style:style>
    <style:style style:name="T2" style:family="text">
      <style:text-properties officeooo:rsid="000c0403"/>
    </style:style>
    <style:style style:name="T3" style:family="text">
      <style:text-properties officeooo:rsid="000dc07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able:table table:name="Tabel1" table:style-name="Tabel1">
        <table:table-column table:style-name="Tabel1.A"/>
        <table:table-column table:style-name="Tabel1.B"/>
        <table:table-column table:style-name="Tabel1.C"/>
        <table:table-row table:style-name="TableLine94309206551184">
          <table:table-cell table:style-name="Tabel1.A1" office:value-type="string">
            <text:p text:style-name="P1">navn</text:p>
          </table:table-cell>
          <table:table-cell table:style-name="Tabel1.A1" office:value-type="string">
            <text:p text:style-name="P1">.ext</text:p>
          </table:table-cell>
          <table:table-cell table:style-name="Tabel1.C1" office:value-type="string">
            <text:p text:style-name="P1">beskrivelse</text:p>
          </table:table-cell>
        </table:table-row>
        <table:table-row table:style-name="TableLine94309206612336">
          <table:table-cell table:style-name="Tabel1.A2" office:value-type="string">
            <text:p text:style-name="P1">sort</text:p>
          </table:table-cell>
          <table:table-cell table:style-name="Tabel1.A2" office:value-type="string">
            <text:p text:style-name="P1">.py</text:p>
          </table:table-cell>
          <table:table-cell table:style-name="Tabel1.C2" office:value-type="string">
            <text:p text:style-name="P4">Dette script tager alle ordene i en tekstfil, fjerner dubletterne og opstiller alle unikke ordformer i en alfabetisk liste.</text:p>
            <text:p text:style-name="P4"/>
            <text:p text:style-name="P4">Komposita hvor første og andet element er adskilt af mellemrum, vil scriptet ikke kunne tage højde for, og scriptet vil se første og andet element som separate ord. Scriptet egner sig derfor godt til dansk, man mindre godt til engelsk.</text:p>
            <text:p text:style-name="P4"/>
            <text:p text:style-name="P4">Formålet med scriptet er at give et hurtigt overblik over en teksts ordforråd og ordformer.</text:p>
            <text:p text:style-name="P3"/>
            <text:p text:style-name="P3">Det er især godt til tekster på ustandardiserede sprog og dialekter, hvor man ikke 100% ved hvordan ordene skrives.</text:p>
            <text:p text:style-name="P3"/>
            <text:p text:style-name="P4">Scriptet skal fodres med en tekstfil i formatet .txt</text:p>
            <text:p text:style-name="P4">Denne tekstfil skal placeres i mappen ”Måltekst”. <text:span text:style-name="T2">Der kan kun lægge én tekstfil i denne mappe ad gangen.</text:span></text:p>
            <text:p text:style-name="P4"/>
            <text:p text:style-name="P4">Scriptet sættes i gang ved at dobbeltklippe på <text:span text:style-name="T1">Bash</text:span>-<text:span text:style-name="T1">scriptet</text:span> ved navn ”kør_<text:span text:style-name="T2">sort.bat</text:span>” <text:span text:style-name="T2">hvis er på </text:span><text:span text:style-name="T3">W</text:span><text:span text:style-name="T2">indows. Hvis du har Mac, Linux eller UNIX, køres det med filen ”kør_sort.sh”</text:span></text:p>
            <text:p text:style-name="P4"/>
            <text:p text:style-name="P4">Det færdige resultat gemmes i mappen ”Resultat”.</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18M6S</meta:editing-duration>
    <meta:editing-cycles>12</meta:editing-cycles>
    <meta:generator>LibreOffice/6.4.7.2$Linux_X86_64 LibreOffice_project/40$Build-2</meta:generator>
    <dc:date>2021-07-20T16:50:50.212093289</dc:date>
    <meta:document-statistic meta:table-count="1" meta:image-count="0" meta:object-count="0" meta:page-count="1" meta:paragraph-count="13" meta:word-count="160" meta:character-count="967" meta:non-whitespace-character-count="820"/>
  </office:meta>
</office:document-meta>
</file>